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opacity-name="" draw:textarea-horizontal-align="justify" draw:textarea-vertical-align="middle" draw:auto-grow-height="false" fo:min-height="5.719cm" fo:min-width="3.945cm"/>
    </style:style>
    <style:style style:name="gr2" style:family="graphic" style:parent-style-name="standard">
      <style:graphic-properties draw:opacity="50%" draw:opacity-name="" draw:textarea-horizontal-align="justify" draw:textarea-vertical-align="middle" draw:auto-grow-height="false" fo:min-height="5.719cm" fo:min-width="3.945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d2deee" fo:padding-top="0.142cm" fo:padding-bottom="0.142cm" fo:padding-left="0.267cm" fo:padding-right="0.267cm"/>
    </style:style>
    <style:style style:name="gr4" style:family="graphic" style:parent-style-name="standard">
      <style:graphic-properties draw:stroke="none" draw:fill="none" draw:textarea-horizontal-align="left" draw:auto-grow-width="true" fo:min-height="0.937cm" fo:min-width="0.00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auto-grow-width="true" fo:min-height="0.471cm" fo:min-width="1.32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auto-grow-width="true" fo:min-height="0.471cm" fo:min-width="2.95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auto-grow-width="true" fo:min-height="0.635cm" fo:min-width="0.82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auto-grow-width="true" fo:min-height="0.471cm" fo:min-width="2.5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.471cm" fo:min-width="2.66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auto-grow-width="true" fo:min-height="0.471cm" fo:min-width="2.76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auto-grow-width="true" fo:min-height="0.635cm" fo:min-width="3.04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auto-grow-width="true" fo:min-height="0.471cm" fo:min-width="2.71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auto-grow-width="true" fo:min-height="0.471cm" fo:min-width="2.80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auto-grow-width="true" fo:min-height="0.554cm" fo:min-width="3.1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auto-grow-width="true" fo:min-height="0.512cm" fo:min-width="3.2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auto-grow-width="true" fo:min-height="0.471cm" fo:min-width="2.99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auto-grow-width="true" fo:min-height="0.471cm" fo:min-width="2.885cm" fo:padding-top="0cm" fo:padding-bottom="0cm" fo:padding-left="0cm" fo:padding-right="0cm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fff200" fo:padding-top="0.142cm" fo:padding-bottom="0.142cm" fo:padding-left="0.267cm" fo:padding-right="0.267cm"/>
    </style:style>
    <style:style style:name="gr19" style:family="graphic" style:parent-style-name="standard">
      <style:graphic-properties draw:stroke="none" draw:fill="none" draw:textarea-horizontal-align="left" draw:auto-grow-width="true" fo:min-height="0.554cm" fo:min-width="3.092cm" fo:padding-top="0cm" fo:padding-bottom="0cm" fo:padding-left="0cm" fo:padding-right="0cm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72bf44" fo:padding-top="0.142cm" fo:padding-bottom="0.142cm" fo:padding-left="0.267cm" fo:padding-right="0.267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opacity="50%" draw:opacity-name="" draw:textarea-horizontal-align="justify" draw:textarea-vertical-align="middle" draw:auto-grow-height="false" fo:min-height="7.097cm" fo:min-width="3.945cm"/>
    </style:style>
    <style:style style:name="gr23" style:family="graphic" style:parent-style-name="standard">
      <style:graphic-properties draw:textarea-horizontal-align="justify" draw:textarea-vertical-align="middle" draw:auto-grow-height="false" fo:min-height="3.631cm" fo:min-width="3.617cm" fo:wrap-option="no-wrap"/>
    </style:style>
    <style:style style:name="P1" style:family="paragraph">
      <loext:graphic-properties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d2deee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200"/>
    </style:style>
    <style:style style:name="P7" style:family="paragraph">
      <loext:graphic-properties draw:fill="solid" draw:fill-color="#72bf44"/>
    </style:style>
    <style:style style:name="P8" style:family="paragraph">
      <style:paragraph-properties fo:text-align="center"/>
      <style:text-properties fo:font-size="9pt" style:font-size-asian="9pt" style:font-size-complex="9pt"/>
    </style:style>
    <style:style style:name="P9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style:font-name="Arial" fo:font-size="12pt" fo:font-style="normal" fo:font-weight="100"/>
    </style:style>
    <style:style style:name="T2" style:family="text">
      <style:text-properties fo:font-variant="normal" fo:text-transform="none" fo:color="#000000" style:font-name="Arial" fo:font-size="9pt" fo:font-style="normal" fo:font-weight="100" style:font-size-asian="9pt" style:font-size-complex="9pt"/>
    </style:style>
    <style:style style:name="T3" style:family="text">
      <style:text-properties fo:font-variant="normal" fo:text-transform="none" fo:color="#000000" style:font-name="Arial" fo:font-size="10pt" fo:font-style="normal" fo:font-weight="100" style:font-size-asian="10pt" style:font-size-complex="10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9" draw:id="id29" draw:layer="layout" svg:width="4.445cm" svg:height="5.969cm" svg:x="27.926cm" svg:y="17.1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6" draw:id="id26" draw:layer="layout" svg:width="4.445cm" svg:height="5.969cm" svg:x="22.426cm" svg:y="17.11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4.445cm" svg:height="5.969cm" svg:x="11.726cm" svg:y="17.112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445cm" svg:height="5.969cm" svg:x="4.926cm" svg:y="6.712cm">
          <text:p/>
          <draw:enhanced-geometry svg:viewBox="0 0 21600 21600" draw:type="rectangle" draw:enhanced-path="M 0 0 L 21600 0 21600 21600 0 21600 0 0 Z N"/>
        </draw:custom-shape>
        <draw:polygon draw:style-name="gr3" draw:text-style-name="P3" xml:id="id3" draw:id="id3" draw:layer="layout" svg:width="3.81cm" svg:height="1.235cm" svg:x="5.094cm" svg:y="17.883cm" svg:viewBox="0 0 3811 1236" draw:points="0,0 3811,0 3811,1236 0,1236">
          <text:p/>
        </draw:polygon>
        <draw:polygon draw:style-name="gr3" draw:text-style-name="P3" xml:id="id13" draw:id="id13" draw:layer="layout" svg:width="3.81cm" svg:height="1.235cm" svg:x="12.021cm" svg:y="17.849cm" svg:viewBox="0 0 3811 1236" draw:points="0,0 3811,0 3811,1236 0,1236">
          <text:p/>
        </draw:polygon>
        <draw:polygon draw:style-name="gr3" draw:text-style-name="P3" xml:id="id17" draw:id="id17" draw:layer="layout" svg:width="3.81cm" svg:height="1.235cm" svg:x="17.32cm" svg:y="17.842cm" svg:viewBox="0 0 3811 1236" draw:points="0,0 3811,0 3811,1236 0,1236">
          <text:p/>
        </draw:polygon>
        <draw:polygon draw:style-name="gr3" draw:text-style-name="P3" xml:id="id38" draw:id="id38" draw:layer="layout" svg:width="3.81cm" svg:height="1.235cm" svg:x="33.949cm" svg:y="17.842cm" svg:viewBox="0 0 3811 1236" draw:points="0,0 3811,0 3811,1236 0,1236">
          <text:p/>
        </draw:polygon>
        <draw:polygon draw:style-name="gr3" draw:text-style-name="P3" xml:id="id45" draw:id="id45" draw:layer="layout" svg:width="3.81cm" svg:height="1.235cm" svg:x="38.592cm" svg:y="17.849cm" svg:viewBox="0 0 3811 1236" draw:points="0,0 3811,0 3811,1236 0,1236">
          <text:p/>
        </draw:polygon>
        <draw:polygon draw:style-name="gr3" draw:text-style-name="P3" xml:id="id11" draw:id="id11" draw:layer="layout" svg:width="3.81cm" svg:height="1.235cm" svg:x="12.02cm" svg:y="19.28cm" svg:viewBox="0 0 3811 1236" draw:points="0,0 3811,0 3811,1236 0,1236">
          <text:p/>
        </draw:polygon>
        <draw:polygon draw:style-name="gr3" draw:text-style-name="P3" xml:id="id9" draw:id="id9" draw:layer="layout" svg:width="3.81cm" svg:height="1.235cm" svg:x="12.021cm" svg:y="20.804cm" svg:viewBox="0 0 3811 1236" draw:points="0,0 3811,0 3811,1236 0,1236">
          <text:p/>
        </draw:polygon>
        <draw:polygon draw:style-name="gr3" draw:text-style-name="P3" xml:id="id21" draw:id="id21" draw:layer="layout" svg:width="3.81cm" svg:height="1.235cm" svg:x="22.729cm" svg:y="17.842cm" svg:viewBox="0 0 3811 1236" draw:points="0,0 3811,0 3811,1236 0,1236">
          <text:p/>
        </draw:polygon>
        <draw:polygon draw:style-name="gr3" draw:text-style-name="P3" xml:id="id23" draw:id="id23" draw:layer="layout" svg:width="3.81cm" svg:height="1.235cm" svg:x="22.731cm" svg:y="19.28cm" svg:viewBox="0 0 3811 1236" draw:points="0,0 3811,0 3811,1236 0,1236">
          <text:p/>
        </draw:polygon>
        <draw:polygon draw:style-name="gr3" draw:text-style-name="P3" draw:layer="layout" svg:width="3.81cm" svg:height="1.235cm" svg:x="22.73cm" svg:y="20.804cm" svg:viewBox="0 0 3811 1236" draw:points="0,0 3811,0 3811,1236 0,1236">
          <text:p/>
        </draw:polygon>
        <draw:polygon draw:style-name="gr3" draw:text-style-name="P3" xml:id="id32" draw:id="id32" draw:layer="layout" svg:width="3.81cm" svg:height="1.235cm" svg:x="28.239cm" svg:y="17.842cm" svg:viewBox="0 0 3811 1236" draw:points="0,0 3811,0 3811,1236 0,1236">
          <text:p/>
        </draw:polygon>
        <draw:polygon draw:style-name="gr3" draw:text-style-name="P3" xml:id="id34" draw:id="id34" draw:layer="layout" svg:width="3.81cm" svg:height="1.235cm" svg:x="28.275cm" svg:y="19.28cm" svg:viewBox="0 0 3811 1236" draw:points="0,0 3811,0 3811,1236 0,1236">
          <text:p/>
        </draw:polygon>
        <draw:polygon draw:style-name="gr3" draw:text-style-name="P3" xml:id="id36" draw:id="id36" draw:layer="layout" svg:width="3.81cm" svg:height="1.235cm" svg:x="28.276cm" svg:y="20.804cm" svg:viewBox="0 0 3811 1236" draw:points="0,0 3811,0 3811,1236 0,1236">
          <text:p/>
        </draw:polygon>
        <draw:polygon draw:style-name="gr3" draw:text-style-name="P3" draw:layer="layout" svg:width="3.81cm" svg:height="1.235cm" svg:x="0.508cm" svg:y="21.59cm" svg:viewBox="0 0 3811 1236" draw:points="0,0 3811,0 3811,1236 0,1236">
          <text:p/>
        </draw:polygon>
        <draw:frame draw:style-name="gr4" draw:text-style-name="P4" xml:id="id25" draw:id="id25" draw:layer="layout" svg:width="0.002cm" svg:height="0.937cm" svg:x="22.588cm" svg:y="20.902cm">
          <draw:text-box>
            <text:p/>
          </draw:text-box>
        </draw:frame>
        <draw:frame draw:style-name="gr4" draw:text-style-name="P4" draw:layer="layout" svg:width="0.002cm" svg:height="0.937cm" svg:x="34.263cm" svg:y="20.902cm">
          <draw:text-box>
            <text:p/>
          </draw:text-box>
        </draw:frame>
        <draw:frame draw:style-name="gr4" draw:text-style-name="P4" draw:layer="layout" svg:width="0.002cm" svg:height="0.937cm" svg:x="34.063cm" svg:y="18.292cm">
          <draw:text-box>
            <text:p/>
          </draw:text-box>
        </draw:frame>
        <draw:frame draw:style-name="gr4" draw:text-style-name="P4" draw:layer="layout" svg:width="0.002cm" svg:height="0.937cm" svg:x="8.22cm" svg:y="17.964cm">
          <draw:text-box>
            <text:p/>
          </draw:text-box>
        </draw:frame>
        <draw:frame draw:style-name="gr5" draw:text-style-name="P5" draw:layer="layout" svg:width="1.327cm" svg:height="0.471cm" svg:x="6.562cm" svg:y="18.264cm">
          <draw:text-box>
            <text:p text:style-name="P2"><text:span text:style-name="T1">B</text:span><text:span text:style-name="T1">u</text:span><text:span text:style-name="T1">i</text:span><text:span text:style-name="T1">l</text:span><text:span text:style-name="T1">d</text:span></text:p>
          </draw:text-box>
        </draw:frame>
        <draw:frame draw:style-name="gr4" draw:text-style-name="P4" draw:layer="layout" svg:width="0.002cm" svg:height="0.937cm" svg:x="13.868cm" svg:y="17.93cm">
          <draw:text-box>
            <text:p/>
          </draw:text-box>
        </draw:frame>
        <draw:frame draw:style-name="gr6" draw:text-style-name="P4" draw:layer="layout" svg:width="2.953cm" svg:height="0.471cm" svg:x="12.497cm" svg:y="18.23cm">
          <draw:text-box>
            <text:p text:style-name="P2"><text:span text:style-name="T1">Azure Uploader</text:span></text:p>
          </draw:text-box>
        </draw:frame>
        <draw:frame draw:style-name="gr4" draw:text-style-name="P4" draw:layer="layout" svg:width="0.002cm" svg:height="0.937cm" svg:x="19.225cm" svg:y="17.93cm">
          <draw:text-box>
            <text:p/>
          </draw:text-box>
        </draw:frame>
        <draw:frame draw:style-name="gr7" draw:text-style-name="P5" draw:layer="layout" svg:width="0.828cm" svg:height="0.635cm" svg:x="18.81cm" svg:y="18.23cm">
          <draw:text-box>
            <text:p text:style-name="P2"><text:span text:style-name="T1">T</text:span><text:span text:style-name="T1">e</text:span><text:span text:style-name="T1">st</text:span></text:p>
          </draw:text-box>
        </draw:frame>
        <draw:frame draw:style-name="gr4" draw:text-style-name="P4" draw:layer="layout" svg:width="0.002cm" svg:height="0.937cm" svg:x="35.854cm" svg:y="17.93cm">
          <draw:text-box>
            <text:p/>
          </draw:text-box>
        </draw:frame>
        <draw:frame draw:style-name="gr8" draw:text-style-name="P4" draw:layer="layout" svg:width="2.58cm" svg:height="0.471cm" svg:x="34.489cm" svg:y="18.14cm">
          <draw:text-box>
            <text:p text:style-name="P2"><text:span text:style-name="T1">Pint Info Data</text:span></text:p>
          </draw:text-box>
        </draw:frame>
        <draw:frame draw:style-name="gr4" draw:text-style-name="P4" draw:layer="layout" svg:width="0.002cm" svg:height="0.937cm" svg:x="40.263cm" svg:y="17.93cm">
          <draw:text-box>
            <text:p/>
          </draw:text-box>
        </draw:frame>
        <draw:frame draw:style-name="gr4" draw:text-style-name="P4" draw:layer="layout" svg:width="0.002cm" svg:height="0.937cm" svg:x="38.673cm" svg:y="17.93cm">
          <draw:text-box>
            <text:p/>
          </draw:text-box>
        </draw:frame>
        <draw:frame draw:style-name="gr5" draw:text-style-name="P4" draw:layer="layout" svg:width="1.327cm" svg:height="0.471cm" svg:x="39.679cm" svg:y="18.23cm">
          <draw:text-box>
            <text:p text:style-name="P2"><text:span text:style-name="T1">Logger</text:span></text:p>
          </draw:text-box>
        </draw:frame>
        <draw:frame draw:style-name="gr4" draw:text-style-name="P4" draw:layer="layout" svg:width="0.002cm" svg:height="0.937cm" svg:x="13.868cm" svg:y="19.623cm">
          <draw:text-box>
            <text:p/>
          </draw:text-box>
        </draw:frame>
        <draw:frame draw:style-name="gr9" draw:text-style-name="P4" draw:layer="layout" svg:width="2.669cm" svg:height="0.471cm" svg:x="12.402cm" svg:y="19.664cm">
          <draw:text-box>
            <text:p text:style-name="P2"><text:span text:style-name="T1">E</text:span><text:span text:style-name="T1">C</text:span><text:span text:style-name="T1">2 </text:span><text:span text:style-name="T1">U</text:span><text:span text:style-name="T1">pl</text:span><text:span text:style-name="T1">o</text:span><text:span text:style-name="T1">a</text:span><text:span text:style-name="T1">d</text:span><text:span text:style-name="T1">er</text:span></text:p>
          </draw:text-box>
        </draw:frame>
        <draw:frame draw:style-name="gr4" draw:text-style-name="P4" draw:layer="layout" svg:width="0.002cm" svg:height="0.937cm" svg:x="13.868cm" svg:y="21.317cm">
          <draw:text-box>
            <text:p/>
          </draw:text-box>
        </draw:frame>
        <draw:frame draw:style-name="gr10" draw:text-style-name="P4" draw:layer="layout" svg:width="2.762cm" svg:height="0.471cm" svg:x="12.434cm" svg:y="21.188cm">
          <draw:text-box>
            <text:p text:style-name="P2"><text:span text:style-name="T1">GCE </text:span><text:span text:style-name="T1">Uploa</text:span><text:span text:style-name="T1">der</text:span></text:p>
          </draw:text-box>
        </draw:frame>
        <draw:frame draw:style-name="gr4" draw:text-style-name="P4" draw:layer="layout" svg:width="0.002cm" svg:height="0.937cm" svg:x="24.634cm" svg:y="17.93cm">
          <draw:text-box>
            <text:p/>
          </draw:text-box>
        </draw:frame>
        <draw:frame draw:style-name="gr11" draw:text-style-name="P5" draw:layer="layout" svg:width="3.048cm" svg:height="0.635cm" svg:x="23.112cm" svg:y="18.23cm">
          <draw:text-box>
            <text:p text:style-name="P2"><text:span text:style-name="T1">Azure Publisher</text:span></text:p>
          </draw:text-box>
        </draw:frame>
        <draw:frame draw:style-name="gr4" draw:text-style-name="P4" draw:layer="layout" svg:width="0.002cm" svg:height="0.937cm" svg:x="24.634cm" svg:y="19.623cm">
          <draw:text-box>
            <text:p/>
          </draw:text-box>
        </draw:frame>
        <draw:frame draw:style-name="gr12" draw:text-style-name="P4" draw:layer="layout" svg:width="2.716cm" svg:height="0.471cm" svg:x="23.19cm" svg:y="19.627cm">
          <draw:text-box>
            <text:p text:style-name="P2"><text:span text:style-name="T1">E</text:span><text:span text:style-name="T1">C</text:span><text:span text:style-name="T1">2 </text:span><text:span text:style-name="T1">P</text:span><text:span text:style-name="T1">u</text:span><text:span text:style-name="T1">bl</text:span><text:span text:style-name="T1">is</text:span><text:span text:style-name="T1">h</text:span><text:span text:style-name="T1">er</text:span></text:p>
          </draw:text-box>
        </draw:frame>
        <draw:frame draw:style-name="gr4" draw:text-style-name="P4" draw:layer="layout" svg:width="0.002cm" svg:height="0.937cm" svg:x="24.634cm" svg:y="21.317cm">
          <draw:text-box>
            <text:p/>
          </draw:text-box>
        </draw:frame>
        <draw:frame draw:style-name="gr13" draw:text-style-name="P4" draw:layer="layout" svg:width="2.809cm" svg:height="0.471cm" svg:x="23.097cm" svg:y="21.151cm">
          <draw:text-box>
            <text:p text:style-name="P2"><text:span text:style-name="T1">GCE Publisher</text:span></text:p>
          </draw:text-box>
        </draw:frame>
        <draw:frame draw:style-name="gr4" draw:text-style-name="P4" draw:layer="layout" svg:width="0.002cm" svg:height="0.937cm" svg:x="30.144cm" svg:y="17.93cm">
          <draw:text-box>
            <text:p/>
          </draw:text-box>
        </draw:frame>
        <draw:frame draw:style-name="gr14" draw:text-style-name="P5" draw:layer="layout" svg:width="3.19cm" svg:height="0.554cm" svg:x="28.552cm" svg:y="18.184cm">
          <draw:text-box>
            <text:p text:style-name="P2"><text:span text:style-name="T1">Azure Deprecate</text:span></text:p>
          </draw:text-box>
        </draw:frame>
        <draw:frame draw:style-name="gr4" draw:text-style-name="P4" draw:layer="layout" svg:width="0.002cm" svg:height="0.937cm" svg:x="30.144cm" svg:y="19.623cm">
          <draw:text-box>
            <text:p/>
          </draw:text-box>
        </draw:frame>
        <draw:frame draw:style-name="gr15" draw:text-style-name="P5" draw:layer="layout" svg:width="3.25cm" svg:height="0.512cm" svg:x="28.53cm" svg:y="19.627cm">
          <draw:text-box>
            <text:p text:style-name="P2"><text:span text:style-name="T1">E</text:span><text:span text:style-name="T1">C</text:span><text:span text:style-name="T1">2 </text:span><text:span text:style-name="T1">D</text:span><text:span text:style-name="T1">e</text:span><text:span text:style-name="T1">pr</text:span><text:span text:style-name="T1">e</text:span><text:span text:style-name="T1">c</text:span><text:span text:style-name="T1">at</text:span><text:span text:style-name="T1">e</text:span></text:p>
          </draw:text-box>
        </draw:frame>
        <draw:frame draw:style-name="gr4" draw:text-style-name="P4" draw:layer="layout" svg:width="0.002cm" svg:height="0.937cm" svg:x="30.144cm" svg:y="21.317cm">
          <draw:text-box>
            <text:p/>
          </draw:text-box>
        </draw:frame>
        <draw:frame draw:style-name="gr16" draw:text-style-name="P4" draw:layer="layout" svg:width="2.999cm" svg:height="0.471cm" svg:x="28.657cm" svg:y="21.151cm">
          <draw:text-box>
            <text:p text:style-name="P2"><text:span text:style-name="T1">GCE </text:span><text:span text:style-name="T1">Deprecate</text:span></text:p>
          </draw:text-box>
        </draw:frame>
        <draw:frame draw:style-name="gr4" draw:text-style-name="P4" draw:layer="layout" svg:width="0.002cm" svg:height="0.937cm" svg:x="5.995cm" svg:y="17.93cm">
          <draw:text-box>
            <text:p/>
          </draw:text-box>
        </draw:frame>
        <draw:frame draw:style-name="gr17" draw:text-style-name="P4" draw:layer="layout" svg:width="2.885cm" svg:height="0.471cm" svg:x="1.056cm" svg:y="22.008cm">
          <draw:text-box>
            <text:p text:style-name="P2"><text:span text:style-name="T1">I</text:span><text:span text:style-name="T1">m</text:span><text:span text:style-name="T1">a</text:span><text:span text:style-name="T1">g</text:span><text:span text:style-name="T1">e</text:span><text:span text:style-name="T1"> </text:span><text:span text:style-name="T1">C</text:span><text:span text:style-name="T1">l</text:span><text:span text:style-name="T1">e</text:span><text:span text:style-name="T1">a</text:span><text:span text:style-name="T1">n</text:span><text:span text:style-name="T1">u</text:span><text:span text:style-name="T1">p</text:span></text:p>
          </draw:text-box>
        </draw:frame>
        <draw:polygon draw:style-name="gr18" draw:text-style-name="P6" draw:layer="layout" svg:width="3.81cm" svg:height="1.235cm" svg:x="0.508cm" svg:y="0.415cm" svg:viewBox="0 0 3811 1236" draw:points="0,0 3811,0 3811,1236 0,1236">
          <text:p/>
        </draw:polygon>
        <draw:frame draw:style-name="gr19" draw:text-style-name="P5" draw:layer="layout" svg:width="3.092cm" svg:height="0.554cm" svg:x="0.845cm" svg:y="0.796cm">
          <draw:text-box>
            <text:p text:style-name="P2"><text:span text:style-name="T1">Exchange</text:span></text:p>
          </draw:text-box>
        </draw:frame>
        <draw:polygon draw:style-name="gr20" draw:text-style-name="P7" draw:layer="layout" svg:width="3.81cm" svg:height="1.235cm" svg:x="0.508cm" svg:y="1.905cm" svg:viewBox="0 0 3811 1236" draw:points="0,0 3811,0 3811,1236 0,1236">
          <text:p/>
        </draw:polygon>
        <draw:frame draw:style-name="gr19" draw:text-style-name="P5" draw:layer="layout" svg:width="3.092cm" svg:height="0.554cm" svg:x="0.845cm" svg:y="2.286cm">
          <draw:text-box>
            <text:p text:style-name="P2"><text:span text:style-name="T1">Qu</text:span><text:span text:style-name="T1">eue</text:span></text:p>
          </draw:text-box>
        </draw:frame>
        <draw:polygon draw:style-name="gr3" draw:text-style-name="P3" draw:layer="layout" svg:width="3.81cm" svg:height="1.235cm" svg:x="0.508cm" svg:y="3.429cm" svg:viewBox="0 0 3811 1236" draw:points="0,0 3811,0 3811,1236 0,1236">
          <text:p/>
        </draw:polygon>
        <draw:frame draw:style-name="gr19" draw:text-style-name="P5" draw:layer="layout" svg:width="3.092cm" svg:height="0.554cm" svg:x="0.845cm" svg:y="3.81cm">
          <draw:text-box>
            <text:p text:style-name="P2"><text:span text:style-name="T1">Service</text:span></text:p>
          </draw:text-box>
        </draw:frame>
        <draw:polygon draw:style-name="gr18" draw:text-style-name="P6" xml:id="id1" draw:id="id1" draw:layer="layout" svg:width="3.81cm" svg:height="1.235cm" svg:x="5.153cm" svg:y="13.565cm" svg:viewBox="0 0 3811 1236" draw:points="0,0 3811,0 3811,1236 0,1236">
          <text:p/>
        </draw:polygon>
        <draw:frame draw:style-name="gr19" draw:text-style-name="P5" draw:layer="layout" svg:width="3.092cm" svg:height="0.554cm" svg:x="5.49cm" svg:y="13.946cm">
          <draw:text-box>
            <text:p text:style-name="P2"><text:span text:style-name="T1">obs</text:span></text:p>
          </draw:text-box>
        </draw:frame>
        <draw:polygon draw:style-name="gr20" draw:text-style-name="P7" xml:id="id8" draw:id="id8" draw:layer="layout" svg:width="3.81cm" svg:height="1.235cm" svg:x="5.254cm" svg:y="11.011cm" svg:viewBox="0 0 3811 1236" draw:points="0,0 3811,0 3811,1236 0,1236">
          <text:p/>
        </draw:polygon>
        <draw:frame draw:style-name="gr19" draw:text-style-name="P5" draw:layer="layout" svg:width="3.092cm" svg:height="0.554cm" svg:x="5.591cm" svg:y="11.392cm">
          <draw:text-box>
            <text:p text:style-name="P2"><text:span text:style-name="T1">m</text:span><text:span text:style-name="T1">a</text:span><text:span text:style-name="T1">s</text:span><text:span text:style-name="T1">h</text:span><text:span text:style-name="T1">.</text:span><text:span text:style-name="T1">o</text:span><text:span text:style-name="T1">b</text:span><text:span text:style-name="T1">s</text:span><text:span text:style-name="T1">.</text:span><text:span text:style-name="T1">g</text:span><text:span text:style-name="T1">c</text:span><text:span text:style-name="T1">e</text:span></text:p>
          </draw:text-box>
        </draw:frame>
        <draw:connector draw:style-name="gr21" draw:text-style-name="P5" draw:layer="layout" svg:x1="7.058cm" svg:y1="13.565cm" svg:x2="7.148cm" svg:y2="12.681cm" draw:start-shape="id1" draw:start-glue-point="0" draw:end-shape="id2" draw:end-glue-point="2" svg:d="M7058 13565v-451h90v-433" svg:viewBox="0 0 91 885">
          <text:p/>
        </draw:connector>
        <draw:connector draw:style-name="gr21" draw:text-style-name="P5" draw:layer="layout" svg:x1="6.999cm" svg:y1="17.883cm" svg:x2="7.058cm" svg:y2="14.801cm" draw:start-shape="id3" draw:start-glue-point="0" draw:end-shape="id1" draw:end-glue-point="2" svg:d="M6999 17883v-1541h59v-1541" svg:viewBox="0 0 60 3083">
          <text:p/>
        </draw:connector>
        <draw:polygon draw:style-name="gr3" draw:text-style-name="P3" xml:id="id7" draw:id="id7" draw:layer="layout" svg:width="3.81cm" svg:height="1.235cm" svg:x="0.38cm" svg:y="17.907cm" svg:viewBox="0 0 3811 1236" draw:points="0,0 3811,0 3811,1236 0,1236">
          <text:p/>
        </draw:polygon>
        <draw:frame draw:style-name="gr4" draw:text-style-name="P4" draw:layer="layout" svg:width="0.002cm" svg:height="0.937cm" svg:x="3.506cm" svg:y="17.988cm">
          <draw:text-box>
            <text:p/>
          </draw:text-box>
        </draw:frame>
        <draw:frame draw:style-name="gr5" draw:text-style-name="P5" draw:layer="layout" svg:width="2.36cm" svg:height="0.471cm" svg:x="1.148cm" svg:y="18.288cm">
          <draw:text-box>
            <text:p text:style-name="P2"><text:span text:style-name="T1">Orchestrator</text:span></text:p>
          </draw:text-box>
        </draw:frame>
        <draw:frame draw:style-name="gr4" draw:text-style-name="P4" draw:layer="layout" svg:width="0.002cm" svg:height="0.937cm" svg:x="1.281cm" svg:y="17.954cm">
          <draw:text-box>
            <text:p/>
          </draw:text-box>
        </draw:frame>
        <draw:polygon draw:style-name="gr18" draw:text-style-name="P6" xml:id="id4" draw:id="id4" draw:layer="layout" svg:width="3.81cm" svg:height="1.235cm" svg:x="0.381cm" svg:y="13.496cm" svg:viewBox="0 0 3811 1236" draw:points="0,0 3811,0 3811,1236 0,1236">
          <text:p/>
        </draw:polygon>
        <draw:frame draw:style-name="gr19" draw:text-style-name="P5" draw:layer="layout" svg:width="3.092cm" svg:height="0.554cm" svg:x="0.718cm" svg:y="13.877cm">
          <draw:text-box>
            <text:p text:style-name="P2"><text:span text:style-name="T1">orchestrator</text:span></text:p>
          </draw:text-box>
        </draw:frame>
        <draw:polygon draw:style-name="gr20" draw:text-style-name="P7" xml:id="id5" draw:id="id5" draw:layer="layout" svg:width="3.81cm" svg:height="1.235cm" svg:x="0.382cm" svg:y="11.742cm" svg:viewBox="0 0 3811 1236" draw:points="0,0 3811,0 3811,1236 0,1236">
          <text:p/>
        </draw:polygon>
        <draw:frame draw:style-name="gr19" draw:text-style-name="P9" xml:id="id6" draw:id="id6" draw:layer="layout" svg:width="3.592cm" svg:height="0.554cm" svg:x="0.519cm" svg:y="12.123cm">
          <draw:text-box>
            <text:p text:style-name="P8"><text:span text:style-name="T2">mash.orchestrator.eve</text:span><text:span text:style-name="T2">nts</text:span></text:p>
          </draw:text-box>
        </draw:frame>
        <draw:connector draw:style-name="gr21" draw:text-style-name="P5" draw:layer="layout" svg:x1="2.286cm" svg:y1="13.496cm" svg:x2="2.287cm" svg:y2="12.978cm" draw:start-shape="id4" draw:start-glue-point="0" draw:end-shape="id5" draw:end-glue-point="2" svg:d="M2286 13496v-259h1v-259" svg:viewBox="0 0 2 519">
          <text:p/>
        </draw:connector>
        <draw:connector draw:style-name="gr21" draw:text-style-name="P5" draw:layer="layout" svg:x1="4.111cm" svg:y1="12.4cm" svg:x2="5.094cm" svg:y2="18.501cm" draw:start-shape="id6" draw:start-glue-point="1" draw:end-shape="id3" draw:end-glue-point="3" svg:d="M4111 12400h509v2871h-44v3230h518" svg:viewBox="0 0 984 6102">
          <text:p/>
        </draw:connector>
        <draw:connector draw:style-name="gr21" draw:text-style-name="P5" draw:layer="layout" svg:x1="2.285cm" svg:y1="17.907cm" svg:x2="2.286cm" svg:y2="14.732cm" draw:start-shape="id7" draw:start-glue-point="0" draw:end-shape="id4" draw:end-glue-point="2" svg:d="M2285 17907v-1587h1v-1588" svg:viewBox="0 0 2 3176">
          <text:p/>
        </draw:connector>
        <draw:polygon draw:style-name="gr20" draw:text-style-name="P7" xml:id="id10" draw:id="id10" draw:layer="layout" svg:width="3.81cm" svg:height="1.235cm" svg:x="5.255cm" svg:y="9.111cm" svg:viewBox="0 0 3811 1236" draw:points="0,0 3811,0 3811,1236 0,1236">
          <text:p/>
        </draw:polygon>
        <draw:frame draw:style-name="gr19" draw:text-style-name="P5" draw:layer="layout" svg:width="3.092cm" svg:height="0.554cm" svg:x="5.592cm" svg:y="9.492cm">
          <draw:text-box>
            <text:p text:style-name="P2"><text:span text:style-name="T1">mash.obs.ec2</text:span></text:p>
          </draw:text-box>
        </draw:frame>
        <draw:polygon draw:style-name="gr20" draw:text-style-name="P7" xml:id="id12" draw:id="id12" draw:layer="layout" svg:width="3.81cm" svg:height="1.235cm" svg:x="5.255cm" svg:y="7.211cm" svg:viewBox="0 0 3811 1236" draw:points="0,0 3811,0 3811,1236 0,1236">
          <text:p/>
        </draw:polygon>
        <draw:frame draw:style-name="gr19" draw:text-style-name="P5" draw:layer="layout" svg:width="3.092cm" svg:height="0.554cm" svg:x="5.592cm" svg:y="7.592cm">
          <draw:text-box>
            <text:p text:style-name="P2"><text:span text:style-name="T1">mash.obs.azure</text:span></text:p>
          </draw:text-box>
        </draw:frame>
        <draw:connector draw:style-name="gr21" draw:text-style-name="P5" draw:layer="layout" svg:x1="9.065cm" svg:y1="11.629cm" svg:x2="12.021cm" svg:y2="21.422cm" draw:start-shape="id8" draw:start-glue-point="1" draw:end-shape="id9" draw:end-glue-point="3" svg:d="M9065 11629h1478v9793h1478" svg:viewBox="0 0 2957 9794">
          <text:p/>
        </draw:connector>
        <draw:connector draw:style-name="gr21" draw:text-style-name="P5" draw:layer="layout" svg:x1="9.066cm" svg:y1="9.729cm" svg:x2="12.02cm" svg:y2="19.898cm" draw:start-shape="id10" draw:start-glue-point="1" draw:end-shape="id11" draw:end-glue-point="3" svg:d="M9066 9729h1477v10169h1477" svg:viewBox="0 0 2955 10170">
          <text:p/>
        </draw:connector>
        <draw:connector draw:style-name="gr21" draw:text-style-name="P5" draw:layer="layout" svg:x1="9.066cm" svg:y1="7.829cm" svg:x2="12.021cm" svg:y2="18.467cm" draw:start-shape="id12" draw:start-glue-point="1" draw:end-shape="id13" draw:end-glue-point="3" svg:d="M9066 7829h1478v10638h1477" svg:viewBox="0 0 2956 10639">
          <text:p/>
        </draw:connector>
        <draw:polygon draw:style-name="gr18" draw:text-style-name="P6" xml:id="id15" draw:id="id15" draw:layer="layout" svg:width="3.81cm" svg:height="1.235cm" svg:x="11.954cm" svg:y="13.565cm" svg:viewBox="0 0 3811 1236" draw:points="0,0 3811,0 3811,1236 0,1236">
          <text:p/>
        </draw:polygon>
        <draw:frame draw:style-name="gr19" draw:text-style-name="P5" draw:layer="layout" svg:width="3.092cm" svg:height="0.554cm" svg:x="12.291cm" svg:y="13.946cm">
          <draw:text-box>
            <text:p text:style-name="P2"><text:span text:style-name="T1">U</text:span><text:span text:style-name="T1">pl</text:span><text:span text:style-name="T1">oa</text:span><text:span text:style-name="T1">de</text:span><text:span text:style-name="T1">r</text:span></text:p>
          </draw:text-box>
        </draw:frame>
        <draw:connector draw:style-name="gr21" draw:text-style-name="P5" draw:layer="layout" svg:x1="13.948cm" svg:y1="17.112cm" svg:x2="13.859cm" svg:y2="14.801cm" draw:start-shape="id14" draw:start-glue-point="0" draw:end-shape="id15" draw:end-glue-point="2" svg:d="M13948 17112v-1147h-89v-1164" svg:viewBox="0 0 90 2312">
          <text:p/>
        </draw:connector>
        <draw:polygon draw:style-name="gr20" draw:text-style-name="P7" xml:id="id16" draw:id="id16" draw:layer="layout" svg:width="3.81cm" svg:height="1.235cm" svg:x="11.991cm" svg:y="11.21cm" svg:viewBox="0 0 3811 1236" draw:points="0,0 3811,0 3811,1236 0,1236">
          <text:p/>
        </draw:polygon>
        <draw:frame draw:style-name="gr19" draw:text-style-name="P9" draw:layer="layout" svg:width="3.13cm" svg:height="0.554cm" svg:x="12.328cm" svg:y="11.591cm">
          <draw:text-box>
            <text:p text:style-name="P8"><text:span text:style-name="T2">Mash.uploa</text:span><text:span text:style-name="T2">der.events</text:span></text:p>
          </draw:text-box>
        </draw:frame>
        <draw:connector draw:style-name="gr21" draw:text-style-name="P5" draw:layer="layout" svg:x1="13.859cm" svg:y1="13.565cm" svg:x2="13.896cm" svg:y2="12.446cm" draw:start-shape="id15" draw:start-glue-point="0" draw:end-shape="id16" draw:end-glue-point="2" svg:d="M13859 13565v-559h37v-560" svg:viewBox="0 0 38 1120">
          <text:p/>
        </draw:connector>
        <draw:connector draw:style-name="gr21" draw:text-style-name="P5" draw:layer="layout" svg:x1="15.802cm" svg:y1="11.828cm" svg:x2="17.32cm" svg:y2="18.46cm" draw:start-shape="id16" draw:start-glue-point="1" draw:end-shape="id17" draw:end-glue-point="3" svg:d="M15802 11828h759v6632h759" svg:viewBox="0 0 1519 6633">
          <text:p/>
        </draw:connector>
        <draw:polygon draw:style-name="gr18" draw:text-style-name="P6" xml:id="id18" draw:id="id18" draw:layer="layout" svg:width="3.81cm" svg:height="1.235cm" svg:x="17.245cm" svg:y="13.642cm" svg:viewBox="0 0 3811 1236" draw:points="0,0 3811,0 3811,1236 0,1236">
          <text:p/>
        </draw:polygon>
        <draw:frame draw:style-name="gr19" draw:text-style-name="P5" draw:layer="layout" svg:width="3.092cm" svg:height="0.554cm" svg:x="17.582cm" svg:y="14.023cm">
          <draw:text-box>
            <text:p text:style-name="P2"><text:span text:style-name="T1">Test</text:span></text:p>
          </draw:text-box>
        </draw:frame>
        <draw:connector draw:style-name="gr21" draw:text-style-name="P5" draw:layer="layout" svg:x1="19.225cm" svg:y1="17.842cm" svg:x2="19.15cm" svg:y2="14.878cm" draw:start-shape="id17" draw:start-glue-point="0" draw:end-shape="id18" draw:end-glue-point="2" svg:d="M19225 17842v-1482h-75v-1482" svg:viewBox="0 0 76 2965">
          <text:p/>
        </draw:connector>
        <draw:custom-shape draw:style-name="gr2" draw:text-style-name="P1" xml:id="id19" draw:id="id19" draw:layer="layout" svg:width="4.445cm" svg:height="5.969cm" svg:x="16.826cm" svg:y="6.712cm">
          <text:p/>
          <draw:enhanced-geometry svg:viewBox="0 0 21600 21600" draw:type="rectangle" draw:enhanced-path="M 0 0 L 21600 0 21600 21600 0 21600 0 0 Z N"/>
        </draw:custom-shape>
        <draw:polygon draw:style-name="gr20" draw:text-style-name="P7" xml:id="id24" draw:id="id24" draw:layer="layout" svg:width="3.81cm" svg:height="1.235cm" svg:x="17.154cm" svg:y="11.011cm" svg:viewBox="0 0 3811 1236" draw:points="0,0 3811,0 3811,1236 0,1236">
          <text:p/>
        </draw:polygon>
        <draw:frame draw:style-name="gr19" draw:text-style-name="P5" draw:layer="layout" svg:width="3.092cm" svg:height="0.554cm" svg:x="17.491cm" svg:y="11.392cm">
          <draw:text-box>
            <text:p text:style-name="P2"><text:span text:style-name="T1">mash.test.gce</text:span></text:p>
          </draw:text-box>
        </draw:frame>
        <draw:polygon draw:style-name="gr20" draw:text-style-name="P7" xml:id="id22" draw:id="id22" draw:layer="layout" svg:width="3.81cm" svg:height="1.235cm" svg:x="17.155cm" svg:y="9.111cm" svg:viewBox="0 0 3811 1236" draw:points="0,0 3811,0 3811,1236 0,1236">
          <text:p/>
        </draw:polygon>
        <draw:frame draw:style-name="gr19" draw:text-style-name="P5" draw:layer="layout" svg:width="3.092cm" svg:height="0.554cm" svg:x="17.492cm" svg:y="9.492cm">
          <draw:text-box>
            <text:p text:style-name="P2"><text:span text:style-name="T1">mash.test.ec2</text:span></text:p>
          </draw:text-box>
        </draw:frame>
        <draw:polygon draw:style-name="gr20" draw:text-style-name="P7" xml:id="id20" draw:id="id20" draw:layer="layout" svg:width="3.81cm" svg:height="1.235cm" svg:x="17.155cm" svg:y="7.211cm" svg:viewBox="0 0 3811 1236" draw:points="0,0 3811,0 3811,1236 0,1236">
          <text:p/>
        </draw:polygon>
        <draw:frame draw:style-name="gr19" draw:text-style-name="P5" draw:layer="layout" svg:width="3.092cm" svg:height="0.554cm" svg:x="17.492cm" svg:y="7.592cm">
          <draw:text-box>
            <text:p text:style-name="P2"><text:span text:style-name="T1">m</text:span><text:span text:style-name="T1">a</text:span><text:span text:style-name="T1">s</text:span><text:span text:style-name="T1">h.</text:span><text:span text:style-name="T1">te</text:span><text:span text:style-name="T1">st.</text:span><text:span text:style-name="T1">a</text:span><text:span text:style-name="T1">z</text:span><text:span text:style-name="T1">ur</text:span><text:span text:style-name="T1">e</text:span></text:p>
          </draw:text-box>
        </draw:frame>
        <draw:connector draw:style-name="gr21" draw:text-style-name="P5" draw:layer="layout" svg:x1="19.15cm" svg:y1="13.642cm" svg:x2="19.048cm" svg:y2="12.681cm" draw:start-shape="id18" draw:start-glue-point="0" draw:end-shape="id19" draw:end-glue-point="2" svg:d="M19150 13642v-489h-102v-472" svg:viewBox="0 0 103 962">
          <text:p/>
        </draw:connector>
        <draw:connector draw:style-name="gr21" draw:text-style-name="P5" draw:layer="layout" svg:x1="20.966cm" svg:y1="7.829cm" svg:x2="22.729cm" svg:y2="18.46cm" draw:start-shape="id20" draw:start-glue-point="1" draw:end-shape="id21" svg:d="M20966 7829h882v10631h881" svg:viewBox="0 0 1764 10632">
          <text:p/>
        </draw:connector>
        <draw:connector draw:style-name="gr21" draw:text-style-name="P5" draw:layer="layout" svg:x1="20.966cm" svg:y1="9.729cm" svg:x2="22.731cm" svg:y2="19.898cm" draw:start-shape="id22" draw:start-glue-point="1" draw:end-shape="id23" draw:end-glue-point="3" svg:d="M20966 9729h883v10169h882" svg:viewBox="0 0 1766 10170">
          <text:p/>
        </draw:connector>
        <draw:connector draw:style-name="gr21" draw:text-style-name="P5" draw:layer="layout" svg:x1="20.965cm" svg:y1="11.629cm" svg:x2="22.588cm" svg:y2="21.37cm" draw:start-shape="id24" draw:start-glue-point="1" draw:end-shape="id25" draw:end-glue-point="3" svg:d="M20965 11629h821v9741h802" svg:viewBox="0 0 1624 9742">
          <text:p/>
        </draw:connector>
        <draw:polygon draw:style-name="gr18" draw:text-style-name="P6" xml:id="id27" draw:id="id27" draw:layer="layout" svg:width="3.81cm" svg:height="1.235cm" svg:x="22.746cm" svg:y="13.642cm" svg:viewBox="0 0 3811 1236" draw:points="0,0 3811,0 3811,1236 0,1236">
          <text:p/>
        </draw:polygon>
        <draw:frame draw:style-name="gr19" draw:text-style-name="P5" draw:layer="layout" svg:width="3.092cm" svg:height="0.554cm" svg:x="23.083cm" svg:y="14.023cm">
          <draw:text-box>
            <text:p text:style-name="P2"><text:span text:style-name="T1">Publisher</text:span></text:p>
          </draw:text-box>
        </draw:frame>
        <draw:connector draw:style-name="gr21" draw:text-style-name="P5" draw:layer="layout" svg:x1="24.648cm" svg:y1="17.112cm" svg:x2="24.651cm" svg:y2="14.878cm" draw:start-shape="id26" draw:start-glue-point="0" draw:end-shape="id27" draw:end-glue-point="2" svg:d="M24648 17112v-1109h3v-1125" svg:viewBox="0 0 4 2235">
          <text:p/>
        </draw:connector>
        <draw:custom-shape draw:style-name="gr22" draw:text-style-name="P1" xml:id="id28" draw:id="id28" draw:layer="layout" svg:width="4.445cm" svg:height="7.347cm" svg:x="22.326cm" svg:y="5.334cm">
          <text:p/>
          <draw:enhanced-geometry svg:viewBox="0 0 21600 21600" draw:type="rectangle" draw:enhanced-path="M 0 0 L 21600 0 21600 21600 0 21600 0 0 Z N"/>
        </draw:custom-shape>
        <draw:polygon draw:style-name="gr20" draw:text-style-name="P7" xml:id="id35" draw:id="id35" draw:layer="layout" svg:width="3.81cm" svg:height="1.235cm" svg:x="22.654cm" svg:y="11.011cm" svg:viewBox="0 0 3811 1236" draw:points="0,0 3811,0 3811,1236 0,1236">
          <text:p/>
        </draw:polygon>
        <draw:frame draw:style-name="gr19" draw:text-style-name="P11" draw:layer="layout" svg:width="3.092cm" svg:height="0.554cm" svg:x="22.991cm" svg:y="11.392cm">
          <draw:text-box>
            <text:p text:style-name="P10"><text:span text:style-name="T3">mas</text:span><text:span text:style-name="T3">h.pu</text:span><text:span text:style-name="T3">blis</text:span><text:span text:style-name="T3">her.</text:span><text:span text:style-name="T3">gce</text:span></text:p>
          </draw:text-box>
        </draw:frame>
        <draw:polygon draw:style-name="gr20" draw:text-style-name="P7" xml:id="id33" draw:id="id33" draw:layer="layout" svg:width="3.81cm" svg:height="1.235cm" svg:x="22.655cm" svg:y="9.111cm" svg:viewBox="0 0 3811 1236" draw:points="0,0 3811,0 3811,1236 0,1236">
          <text:p/>
        </draw:polygon>
        <draw:frame draw:style-name="gr19" draw:text-style-name="P11" draw:layer="layout" svg:width="3.092cm" svg:height="0.554cm" svg:x="22.992cm" svg:y="9.492cm">
          <draw:text-box>
            <text:p text:style-name="P10"><text:span text:style-name="T3">mash.publisher.e</text:span><text:span text:style-name="T3">c2</text:span></text:p>
          </draw:text-box>
        </draw:frame>
        <draw:polygon draw:style-name="gr20" draw:text-style-name="P7" xml:id="id31" draw:id="id31" draw:layer="layout" svg:width="3.81cm" svg:height="1.235cm" svg:x="22.655cm" svg:y="7.211cm" svg:viewBox="0 0 3811 1236" draw:points="0,0 3811,0 3811,1236 0,1236">
          <text:p/>
        </draw:polygon>
        <draw:frame draw:style-name="gr19" draw:text-style-name="P11" draw:layer="layout" svg:width="3.338cm" svg:height="0.554cm" svg:x="22.992cm" svg:y="7.592cm">
          <draw:text-box>
            <text:p text:style-name="P10"><text:span text:style-name="T3">mash.publisher.a</text:span><text:span text:style-name="T3">zure</text:span></text:p>
          </draw:text-box>
        </draw:frame>
        <draw:connector draw:style-name="gr21" draw:text-style-name="P5" draw:layer="layout" svg:x1="24.651cm" svg:y1="13.642cm" svg:x2="24.548cm" svg:y2="12.681cm" draw:start-shape="id27" draw:start-glue-point="0" draw:end-shape="id28" draw:end-glue-point="2" svg:d="M24651 13642v-489h-103v-472" svg:viewBox="0 0 104 962">
          <text:p/>
        </draw:connector>
        <draw:polygon draw:style-name="gr18" draw:text-style-name="P6" xml:id="id30" draw:id="id30" draw:layer="layout" svg:width="3.81cm" svg:height="1.235cm" svg:x="28.147cm" svg:y="13.642cm" svg:viewBox="0 0 3811 1236" draw:points="0,0 3811,0 3811,1236 0,1236">
          <text:p/>
        </draw:polygon>
        <draw:frame draw:style-name="gr19" draw:text-style-name="P5" draw:layer="layout" svg:width="3.092cm" svg:height="0.554cm" svg:x="28.484cm" svg:y="14.023cm">
          <draw:text-box>
            <text:p text:style-name="P2"><text:span text:style-name="T1">deprecate</text:span></text:p>
          </draw:text-box>
        </draw:frame>
        <draw:connector draw:style-name="gr21" draw:text-style-name="P5" draw:layer="layout" svg:x1="30.148cm" svg:y1="17.112cm" svg:x2="30.052cm" svg:y2="14.878cm" draw:start-shape="id29" draw:start-glue-point="0" draw:end-shape="id30" draw:end-glue-point="2" svg:d="M30148 17112v-1109h-96v-1125" svg:viewBox="0 0 97 2235">
          <text:p/>
        </draw:connector>
        <draw:polygon draw:style-name="gr20" draw:text-style-name="P7" xml:id="id37" draw:id="id37" draw:layer="layout" svg:width="3.81cm" svg:height="1.235cm" svg:x="28.04cm" svg:y="11.557cm" svg:viewBox="0 0 3811 1236" draw:points="0,0 3811,0 3811,1236 0,1236">
          <text:p/>
        </draw:polygon>
        <draw:frame draw:style-name="gr19" draw:text-style-name="P9" draw:layer="layout" svg:width="3.325cm" svg:height="0.554cm" svg:x="28.377cm" svg:y="11.938cm">
          <draw:text-box>
            <text:p text:style-name="P8"><text:span text:style-name="T2">Ma</text:span><text:span text:style-name="T2">sh.</text:span><text:span text:style-name="T2">de</text:span><text:span text:style-name="T2">pre</text:span><text:span text:style-name="T2">cat</text:span><text:span text:style-name="T2">e.e</text:span><text:span text:style-name="T2">ve</text:span><text:span text:style-name="T2">nts</text:span></text:p>
          </draw:text-box>
        </draw:frame>
        <draw:connector draw:style-name="gr21" draw:text-style-name="P5" draw:layer="layout" svg:x1="26.466cm" svg:y1="7.829cm" svg:x2="28.239cm" svg:y2="18.46cm" draw:start-shape="id31" draw:start-glue-point="1" draw:end-shape="id32" draw:end-glue-point="3" svg:d="M26466 7829h887v10631h886" svg:viewBox="0 0 1774 10632">
          <text:p/>
        </draw:connector>
        <draw:connector draw:style-name="gr21" draw:text-style-name="P5" draw:layer="layout" svg:x1="26.466cm" svg:y1="9.729cm" svg:x2="28.275cm" svg:y2="19.898cm" draw:start-shape="id33" draw:start-glue-point="1" draw:end-shape="id34" draw:end-glue-point="3" svg:d="M26466 9729h905v10169h904" svg:viewBox="0 0 1810 10170">
          <text:p/>
        </draw:connector>
        <draw:connector draw:style-name="gr21" draw:text-style-name="P5" draw:layer="layout" svg:x1="26.465cm" svg:y1="11.629cm" svg:x2="28.276cm" svg:y2="21.422cm" draw:start-shape="id35" draw:start-glue-point="1" draw:end-shape="id36" draw:end-glue-point="3" svg:d="M26465 11629h906v9793h905" svg:viewBox="0 0 1812 9794">
          <text:p/>
        </draw:connector>
        <draw:connector draw:style-name="gr21" draw:text-style-name="P5" draw:layer="layout" svg:x1="30.052cm" svg:y1="13.642cm" svg:x2="29.945cm" svg:y2="12.793cm" draw:start-shape="id30" draw:start-glue-point="0" draw:end-shape="id37" draw:end-glue-point="2" svg:d="M30052 13642v-424h-107v-425" svg:viewBox="0 0 108 850">
          <text:p/>
        </draw:connector>
        <draw:polygon draw:style-name="gr18" draw:text-style-name="P6" xml:id="id40" draw:id="id40" draw:layer="layout" svg:width="3.81cm" svg:height="1.235cm" svg:x="33.848cm" svg:y="13.642cm" svg:viewBox="0 0 3811 1236" draw:points="0,0 3811,0 3811,1236 0,1236">
          <text:p/>
        </draw:polygon>
        <draw:frame draw:style-name="gr19" draw:text-style-name="P5" draw:layer="layout" svg:width="3.092cm" svg:height="0.554cm" svg:x="34.185cm" svg:y="14.023cm">
          <draw:text-box>
            <text:p text:style-name="P2"><text:span text:style-name="T1">Pint</text:span></text:p>
          </draw:text-box>
        </draw:frame>
        <draw:connector draw:style-name="gr21" draw:text-style-name="P5" draw:layer="layout" svg:x1="31.851cm" svg:y1="12.175cm" svg:x2="33.949cm" svg:y2="18.46cm" draw:start-shape="id37" draw:start-glue-point="1" draw:end-shape="id38" draw:end-glue-point="3" svg:d="M31851 12175h1049v6285h1049" svg:viewBox="0 0 2099 6286">
          <text:p/>
        </draw:connector>
        <draw:polygon draw:style-name="gr20" draw:text-style-name="P7" xml:id="id39" draw:id="id39" draw:layer="layout" svg:width="3.81cm" svg:height="1.235cm" svg:x="22.656cm" svg:y="5.611cm" svg:viewBox="0 0 3811 1236" draw:points="0,0 3811,0 3811,1236 0,1236">
          <text:p/>
        </draw:polygon>
        <draw:frame draw:style-name="gr19" draw:text-style-name="P11" draw:layer="layout" svg:width="3.092cm" svg:height="0.554cm" svg:x="22.993cm" svg:y="5.992cm">
          <draw:text-box>
            <text:p text:style-name="P10"><text:span text:style-name="T3">m</text:span><text:span text:style-name="T3">a</text:span><text:span text:style-name="T3">s</text:span><text:span text:style-name="T3">h</text:span><text:span text:style-name="T3">.</text:span><text:span text:style-name="T3">p</text:span><text:span text:style-name="T3">u</text:span><text:span text:style-name="T3">b</text:span><text:span text:style-name="T3">l</text:span><text:span text:style-name="T3">i</text:span><text:span text:style-name="T3">s</text:span><text:span text:style-name="T3">h</text:span><text:span text:style-name="T3">e</text:span><text:span text:style-name="T3">r</text:span><text:span text:style-name="T3">.</text:span><text:span text:style-name="T3">*</text:span></text:p>
          </draw:text-box>
        </draw:frame>
        <draw:connector draw:style-name="gr21" draw:text-style-name="P5" draw:layer="layout" draw:line-skew="2.685cm" svg:x1="26.467cm" svg:y1="6.229cm" svg:x2="33.949cm" svg:y2="18.46cm" draw:start-shape="id39" draw:start-glue-point="1" draw:end-shape="id38" draw:end-glue-point="3" svg:d="M26467 6229h6426v12231h1056" svg:viewBox="0 0 7483 12232">
          <text:p/>
        </draw:connector>
        <draw:connector draw:style-name="gr21" draw:text-style-name="P5" draw:layer="layout" svg:x1="35.854cm" svg:y1="17.842cm" svg:x2="35.753cm" svg:y2="14.878cm" draw:start-shape="id38" draw:start-glue-point="0" draw:end-shape="id40" draw:end-glue-point="2" svg:d="M35854 17842v-1482h-101v-1482" svg:viewBox="0 0 102 2965">
          <text:p/>
        </draw:connector>
        <draw:polygon draw:style-name="gr20" draw:text-style-name="P7" xml:id="id41" draw:id="id41" draw:layer="layout" svg:width="3.81cm" svg:height="1.235cm" svg:x="33.741cm" svg:y="11.557cm" svg:viewBox="0 0 3811 1236" draw:points="0,0 3811,0 3811,1236 0,1236">
          <text:p/>
        </draw:polygon>
        <draw:frame draw:style-name="gr19" draw:text-style-name="P9" draw:layer="layout" svg:width="3.092cm" svg:height="0.554cm" svg:x="34.078cm" svg:y="11.938cm">
          <draw:text-box>
            <text:p text:style-name="P8"><text:span text:style-name="T2">Mash.pi</text:span><text:span text:style-name="T2">nt.event</text:span><text:span text:style-name="T2">s</text:span></text:p>
          </draw:text-box>
        </draw:frame>
        <draw:connector draw:style-name="gr21" draw:text-style-name="P5" draw:layer="layout" svg:x1="35.753cm" svg:y1="13.642cm" svg:x2="35.646cm" svg:y2="12.793cm" draw:start-shape="id40" draw:start-glue-point="0" draw:end-shape="id41" draw:end-glue-point="2" svg:d="M35753 13642v-424h-107v-425" svg:viewBox="0 0 108 850">
          <text:p/>
        </draw:connector>
        <draw:polygon draw:style-name="gr3" draw:text-style-name="P3" xml:id="id42" draw:id="id42" draw:layer="layout" svg:width="3.81cm" svg:height="1.777cm" svg:x="33.655cm" svg:y="1.905cm" svg:viewBox="0 0 3811 1778" draw:points="0,0 3811,0 3811,1778 0,1778">
          <text:p/>
        </draw:polygon>
        <draw:frame draw:style-name="gr19" draw:text-style-name="P5" draw:layer="layout" svg:width="3.092cm" svg:height="0.941cm" svg:x="33.992cm" svg:y="2.286cm">
          <draw:text-box>
            <text:p text:style-name="P2"><text:span text:style-name="T1">All Services</text:span></text:p>
            <text:p text:style-name="P2"><text:span text:style-name="T1">logger instance</text:span></text:p>
          </draw:text-box>
        </draw:frame>
        <draw:polygon draw:style-name="gr18" draw:text-style-name="P6" xml:id="id43" draw:id="id43" draw:layer="layout" svg:width="3.81cm" svg:height="1.235cm" svg:x="38.481cm" svg:y="13.716cm" svg:viewBox="0 0 3811 1236" draw:points="0,0 3811,0 3811,1236 0,1236">
          <text:p/>
        </draw:polygon>
        <draw:frame draw:style-name="gr19" draw:text-style-name="P5" draw:layer="layout" svg:width="3.092cm" svg:height="0.554cm" svg:x="38.818cm" svg:y="14.097cm">
          <draw:text-box>
            <text:p text:style-name="P2"><text:span text:style-name="T1">logger</text:span></text:p>
          </draw:text-box>
        </draw:frame>
        <draw:connector draw:style-name="gr21" draw:text-style-name="P5" draw:layer="layout" svg:x1="37.466cm" svg:y1="2.794cm" svg:x2="38.481cm" svg:y2="14.334cm" draw:start-shape="id42" draw:start-glue-point="1" draw:end-shape="id43" draw:end-glue-point="3" svg:d="M37466 2794h518v5906h-21v5634h518" svg:viewBox="0 0 1016 11541">
          <text:p/>
        </draw:connector>
        <draw:custom-shape draw:style-name="gr23" draw:text-style-name="P10" draw:layer="layout" svg:width="4.445cm" svg:height="4.191cm" svg:x="38.019cm" svg:y="4.699cm">
          <text:p text:style-name="P2"><text:span text:style-name="T4">Logs emitted with </text:span><text:span text:style-name="T4">key such</text:span></text:p>
          <text:p text:style-name="P2"><text:span text:style-name="T4">As “mash.{level}”.</text:span></text:p>
          <text:p text:style-name="P2"><text:span text:style-name="T4"/></text:p>
          <text:p text:style-name="P2"><text:span text:style-name="T4">E.g. “mash.INFO”</text:span></text:p>
          <text:p text:style-name="P2"><text:span text:style-name="T4"/></text:p>
          <text:p text:style-name="P2"><text:span text:style-name="T4">Log is converted to </text:span><text:span text:style-name="T4">json.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olygon draw:style-name="gr20" draw:text-style-name="P7" xml:id="id44" draw:id="id44" draw:layer="layout" svg:width="3.81cm" svg:height="1.235cm" svg:x="38.607cm" svg:y="15.655cm" svg:viewBox="0 0 3811 1236" draw:points="0,0 3811,0 3811,1236 0,1236">
          <text:p/>
        </draw:polygon>
        <draw:frame draw:style-name="gr19" draw:text-style-name="P9" draw:layer="layout" svg:width="3.092cm" svg:height="0.554cm" svg:x="38.944cm" svg:y="16.036cm">
          <draw:text-box>
            <text:p text:style-name="P8"><text:span text:style-name="T2">Mash.*</text:span></text:p>
          </draw:text-box>
        </draw:frame>
        <draw:connector draw:style-name="gr21" draw:text-style-name="P5" draw:layer="layout" svg:x1="40.386cm" svg:y1="14.952cm" svg:x2="40.512cm" svg:y2="15.655cm" draw:start-shape="id43" draw:start-glue-point="2" draw:end-shape="id44" draw:end-glue-point="0" svg:d="M40386 14952v352h126v351" svg:viewBox="0 0 127 704">
          <text:p/>
        </draw:connector>
        <draw:connector draw:style-name="gr21" draw:text-style-name="P5" draw:layer="layout" svg:x1="40.512cm" svg:y1="16.891cm" svg:x2="40.497cm" svg:y2="17.849cm" draw:start-shape="id44" draw:start-glue-point="2" draw:end-shape="id45" draw:end-glue-point="0" svg:d="M40512 16891v479h-15v479" svg:viewBox="0 0 16 9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.616cm" fo:page-height="23.8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17T17:10:45.747850442</dc:date>
    <meta:editing-duration>PT58M31S</meta:editing-duration>
    <meta:editing-cycles>12</meta:editing-cycles>
    <meta:generator>LibreOffice/5.4.1.2.0$Linux_X86_64 LibreOffice_project/40m0$Build-2</meta:generator>
    <meta:document-statistic meta:object-count="141"/>
  </office:meta>
</office:document-meta>
</file>